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Berylium" svg:font-family="Berylium" style:font-adornments="Félkövér 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" style:font-family-generic="roman" style:font-pitch="variable"/>
    <style:font-face style:name="FreeSerif2" svg:font-family="FreeSerif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Heading_20_3">
      <style:paragraph-properties fo:background-color="#ff6633">
        <style:background-image/>
      </style:paragraph-properties>
    </style:style>
    <style:style style:name="P6" style:family="paragraph" style:parent-style-name="Text_20_body">
      <style:paragraph-properties fo:background-color="#ff0000">
        <style:background-image/>
      </style:paragraph-properties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text-properties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background-color="#ff9966">
        <style:background-image/>
      </style:paragraph-properties>
    </style:style>
    <style:style style:name="P10" style:family="paragraph" style:parent-style-name="Text_20_body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11" style:family="paragraph" style:parent-style-name="Heading_20_3">
      <style:paragraph-properties fo:background-color="#23ff23">
        <style:background-image/>
      </style:paragraph-properties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itle"><text:title>Szituációk </text:title></text:p>
      <text:p text:style-name="Subtitle"><text:subject>MAGUS km100 szerepjátékhoz</text:subject></text:p>
      <text:p text:style-name="Subtitle">v1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P1">Tartalomjegyzék</text:p>
          </text:index-title>
          <text:p text:style-name="P2">Szituációk<text:tab/>3</text:p>
          <text:p text:style-name="P3">Harci szituációk<text:tab/>3</text:p>
          <text:p text:style-name="P3">Szociális szituációk<text:tab/>3</text:p>
          <text:p text:style-name="P4">Átverés<text:tab/>3</text:p>
          <text:p text:style-name="P4">„Mit tudok/tudhatok róla?”<text:tab/>3</text:p>
          <text:p text:style-name="P4">„Elhittem, amit mondott?”<text:tab/>4</text:p>
        </text:index-body>
      </text:table-of-content>
      <text:p text:style-name="Text_20_body"/>
      <text:h text:style-name="Heading_20_1" text:outline-level="1">Szituációk</text:h>
      <text:h text:style-name="Heading_20_2" text:outline-level="2">Harci és fizikai szituációk</text:h>
      <text:h text:style-name="P5" text:outline-level="3">„Ki a gyorsabb?”</text:h>
      <text:p text:style-name="Text_20_body">Ki mozdul elsőnek.. </text:p>
      <text:p text:style-name="P6">Kidolgozni.</text:p>
      <text:p text:style-name="Text_20_body"/>
      <text:h text:style-name="P7" text:outline-level="2">Képzettség és Tulajdonság próbák, ellenpróbák</text:h>
      <text:h text:style-name="P5" text:outline-level="3">Lopakodás vs. Észlelés</text:h>
      <text:p text:style-name="Text_20_body">Mi az alapeset, mikor kellenek módosítók, stb. Nehéz ügy..</text:p>
      <text:p text:style-name="Text_20_body"/>
      <text:p text:style-name="Text_20_body"/>
      <text:h text:style-name="P7" text:outline-level="2">Szociális szituációk</text:h>
      <text:h text:style-name="P5" text:outline-level="3">Átverés</text:h>
      <text:p text:style-name="P8">Gyakori eset, hogy a karaktert át akarják verni. Lehet, hogy ezzel még a játékos is tisztában van, de karaktere egyáltalán nem biztos! „Elhittem, amit mondott?” - hangzik el sokszor. Ilyenkor a KM a <text:span text:style-name="_5b_RPG_5d__20_Kiemelt_20_kifejezés">Szociális fortélyoknál</text:span> leírtaknak megfelelően (előadás sikere, karakterek jelleme, esetleges Szociális fortélyaik) meghatároz egy célszámot, amire a karakternek Emberismeret képzettségpróbát kell dobnia. Ha megdobja, akkor <text:s/>nem hitte el a mesét, ha elbukja, akkor lépre ment.</text:p>
      <text:p text:style-name="P9"><text:span text:style-name="T1">Fontos: ne feledjük, hogy a célszám meghatározása nagyban függ a karakter személyiségétől és előtörténetétől is!! Tehát egy ostoba barbár </text:span></text:p>
      <text:p text:style-name="P10"/>
      <text:h text:style-name="P11" text:outline-level="3">„Mit tudok/tudhatok róla?”</text:h>
      <text:p text:style-name="Text_20_body">Gyakori kérdés a fenti akár emberre, akár szervezetre – és még sorolhatnánk, mire – vonatkoztatva. A fenti probléma szorosan kapcsolódik több értékhez, illetve az karakter eddigi történetéhez, ezért kockadobással nem meghatározható. Ilyenkor a<text:span text:style-name="T1"> KM megnézi, mennyi a karakter kapcsolódó </text:span><text:span text:style-name="T2">Helyismeret</text:span><text:span text:style-name="T1"> képzettsége, valamint figyelembe veszi a karakterrel idáig történt eseményeket, azaz: volt -e kapcsolata az adott személy ismerőseivel, hozzá kapcsolódó hatalmi csoportokkal, családokkal, stb. amiből ráláthat a dolgokra.</text:span></text:p>
      <text:p text:style-name="P8">Figyelembe veheti továbbá – ha van – az aktuális kultúrkörre vonatkozó Etikett értékét. Végül a fentiek fényében dönt, és mondja meg, hogy tud-e bizonyos dolgokat, amikre kíváncsi a karakter:</text:p>
      <text:p text:style-name="P8">Példa:</text:p>
      <text:p text:style-name="P8">JK: - Ismerem ezt az XY-t?</text:p>
      <text:p text:style-name="P8">KM: - Igen, ő a Ekkorin család vezetője. Úgy hírlik, kapzsi és gyáva is.</text:p>
      <text:h text:style-name="P11" text:outline-level="3">„Elhittem, amit mondott?”</text:h>
      <text:p text:style-name="Text_20_body"><text:span text:style-name="T1">Lásd: Átverés</text:span></text:p>
      <text:h text:style-name="P7" text:outline-level="2">Mágia és Pszi alkalmazás szituációi</text:h>
      <text:p text:style-name="P8">Zzz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Berylium" svg:font-family="Berylium" style:font-adornments="Félkövér 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Mufferaw" svg:font-family="Mufferaw" style:font-adornments="Félkövér" style:font-pitch="variable"/>
    <style:font-face style:name="Thryomanes" svg:font-family="Thryomanes" style:font-adornments="Félkövér" style:font-pitch="variable"/>
    <style:font-face style:name="FreeSerif" svg:font-family="FreeSerif" style:font-adornments="Dőlt" style:font-family-generic="roman" style:font-pitch="variable"/>
    <style:font-face style:name="FreeSerif1" svg:font-family="FreeSerif" style:font-adornments="Félkövér" style:font-family-generic="roman" style:font-pitch="variable"/>
    <style:font-face style:name="FreeSerif2" svg:font-family="FreeSerif" style:font-adornments="Normá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Arial Unicode MS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FreeSerif" fo:font-size="11pt" fo:font-style="ital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fo:break-before="auto" fo:break-after="auto" fo:background-color="transparent" style:shadow="#808080 -0.101cm 0.101cm">
        <style:tab-stops/>
        <style:background-image/>
      </style:paragraph-properties>
      <style:text-properties style:font-name="FreeSerif1" fo:font-size="13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4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4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4" fo:font-style="normal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4" fo:font-size="10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Táblázattartalom_20_2" style:display-name="[RPG] Táblázattartalom 2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4" fo:font-size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zituációk </dc:title>
    <dc:subject>MAGUS km100 szerepjátékhoz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32" meta:word-count="266" meta:character-count="1897"/>
  </office:meta>
</office:document-meta>
</file>